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ice /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igikey Part #</text:p>
          </table:table-cell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LM117-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table:formula="of:=[.D2]*[.E2]" office:value-type="float" office:value="2.28" calcext:value-type="float">
            <text:p>2.28</text:p>
          </table:table-cell>
          <table:table-cell office:value-type="string" calcext:value-type="string">
            <text:p>LM1117IMPX-3.3/NOPBCT-ND</text:p>
          </table:table-cell>
        </table:table-row>
        <table:table-row table:style-name="ro1">
          <table:table-cell office:value-type="string" calcext:value-type="string">
            <text:p>Tact switch</text:p>
          </table:table-cell>
          <table:table-cell office:value-type="string" calcext:value-type="string">
            <text:p>2-1825910-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table:formula="of:=[.D3]*[.E3]" office:value-type="float" office:value="0.24" calcext:value-type="float">
            <text:p>0.24</text:p>
          </table:table-cell>
          <table:table-cell office:value-type="string" calcext:value-type="string">
            <text:p>450-1642-ND</text:p>
          </table:table-cell>
        </table:table-row>
        <table:table-row table:style-name="ro1">
          <table:table-cell table:number-columns-repeated="5"/>
          <table:table-cell table:formula="of:=[.D4]*[.E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5]*[.E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6]*[.E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7]*[.E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8]*[.E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9]*[.E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0]*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7]*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8]*[.E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9]*[.E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0]*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1]*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2]*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3]*[.E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4]*[.E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5]*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6]*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7]*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8]*[.E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9]*[.E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0]*[.E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1]*[.E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2]*[.E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3]*[.E43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2:.F45])" office:value-type="float" office:value="2.52" calcext:value-type="float">
            <text:p>2.52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9:11:03.552456177</meta:creation-date>
    <meta:generator>LibreOffice/6.0.7.3$Linux_X86_64 LibreOffice_project/00m0$Build-3</meta:generator>
    <dc:date>2019-08-19T16:00:07.529117761</dc:date>
    <meta:editing-duration>P3DT20H28M25S</meta:editing-duration>
    <meta:editing-cycles>3</meta:editing-cycles>
    <meta:document-statistic meta:table-count="1" meta:cell-count="61" meta:object-count="0"/>
  </office:meta>
</office:document-meta>
</file>